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6.09pt" svg:height="399.8pt" svg:x="256.76pt" svg:y="195.76pt">
            <loext:p draw:notify-on-update-of-ranges="Sheet1.A16:Sheet1.A16 Sheet1.A17:Sheet1.A28 Sheet1.B16:Sheet1.B16 Sheet1.B17:Sheet1.B28 Sheet1.A16:Sheet1.A16 Sheet1.A17:Sheet1.A28 Sheet1.C16:Sheet1.C16 Sheet1.C17:Sheet1.C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 Gustav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qrt(n)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S(n,p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7731.128" calcext:value-type="float">
            <text:p>7731.128</text:p>
          </table:table-cell>
          <table:table-cell table:formula="of:=[.D3]/[.C3]" office:value-type="float" office:value="73.6297904761905" calcext:value-type="float">
            <text:p>73.62979047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74.73" calcext:value-type="float">
            <text:p>74.73</text:p>
          </table:table-cell>
          <table:table-cell office:value-type="float" office:value="2435.544" calcext:value-type="float">
            <text:p>2435.544</text:p>
          </table:table-cell>
          <table:table-cell table:formula="of:=[.D4]/[.C4]" office:value-type="float" office:value="32.5912484945805" calcext:value-type="float">
            <text:p>32.5912484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1.764" calcext:value-type="float">
            <text:p>61.764</text:p>
          </table:table-cell>
          <table:table-cell office:value-type="float" office:value="713.772" calcext:value-type="float">
            <text:p>713.772</text:p>
          </table:table-cell>
          <table:table-cell table:formula="of:=[.D5]/[.C5]" office:value-type="float" office:value="11.5564406450359" calcext:value-type="float">
            <text:p>11.5564406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52.129" calcext:value-type="float">
            <text:p>252.129</text:p>
          </table:table-cell>
          <table:table-cell office:value-type="float" office:value="713.772" calcext:value-type="float">
            <text:p>713.772</text:p>
          </table:table-cell>
          <table:table-cell table:formula="of:=[.D6]/[.C6]" office:value-type="float" office:value="2.8309793796033" calcext:value-type="float">
            <text:p>2.830979379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366" calcext:value-type="float">
            <text:p>0.366</text:p>
          </table:table-cell>
          <table:table-cell table:formula="of:=[.D7]/[.C7]"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exp Amdah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Ideal speedup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.8541013255" calcext:value-type="float">
            <text:p>19.854101325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.2648777129" calcext:value-type="float">
            <text:p>19.2648777129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4229950177" calcext:value-type="float">
            <text:p>17.422995017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4322650675" calcext:value-type="float">
            <text:p>15.432265067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3897738475" calcext:value-type="float">
            <text:p>12.389773847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5198631716" calcext:value-type="float">
            <text:p>10.51986317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780910351" calcext:value-type="float">
            <text:p>9.1780910351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34695922" calcext:value-type="float">
            <text:p>8.4346959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758387804" calcext:value-type="float">
            <text:p>6.07583878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493848725" calcext:value-type="float">
            <text:p>5.04938487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275473744" calcext:value-type="float">
            <text:p>2.52754737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3:12:08.735801410</meta:creation-date>
    <dc:date>2017-07-28T14:32:27.116721631</dc:date>
    <meta:editing-duration>PT19M37S</meta:editing-duration>
    <meta:editing-cycles>1</meta:editing-cycles>
    <meta:document-statistic meta:table-count="1" meta:cell-count="7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41cm" svg:height="14.105cm" xlink:href=".." xlink:type="simple" chart:class="chart:scatter" chart:style-name="ch1">
        <chart:legend svg:x="3.042cm" svg:y="1.06cm" style:legend-expansion="custom" chartooo:width="5.945cm" chartooo:height="2.013cm" style:legend-expansion-aspect-ratio="2.95330352707402" chart:style-name="ch2"/>
        <chart:plot-area chart:style-name="ch3" table:cell-range-address="Sheet1.A16:Sheet1.C28" chart:data-source-has-labels="row" svg:x="2.117cm" svg:y="0.282cm" svg:width="19.876cm" svg:height="11.902cm">
          <chartooo:coordinate-region svg:x="2.738cm" svg:y="0.482cm" svg:width="19.068cm" svg:height="11.055cm"/>
          <chart:axis chart:dimension="x" chart:name="primary-x" chart:style-name="ch4">
            <chart:title svg:x="10.962cm" svg:y="12.466cm" chart:style-name="ch5">
              <text:p>Cores</text:p>
            </chart:title>
          </chart:axis>
          <chart:axis chart:dimension="x" chart:name="secondary-x" chart:style-name="ch6"/>
          <chart:axis chart:dimension="y" chart:name="primary-y" chart:style-name="ch4">
            <chart:title svg:x="0.451cm" svg:y="7.789cm" chart:style-name="ch7">
              <text:p>Speedup</text:p>
            </chart:title>
            <chart:grid chart:style-name="ch8" chart:class="major"/>
          </chart:axis>
          <chart:series chart:style-name="ch9" chart:values-cell-range-address="Sheet1.B17:Sheet1.B28" chart:label-cell-address="Sheet1.B16:Sheet1.B16" chart:class="chart:scatter">
            <chart:domain table:cell-range-address="Sheet1.A17:Sheet1.A28"/>
            <chart:data-point chart:repeated="12"/>
          </chart:series>
          <chart:series chart:style-name="ch10" chart:values-cell-range-address="Sheet1.C17:Sheet1.C28" chart:label-cell-address="Sheet1.C16:Sheet1.C16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up</text:p>
                <draw:g>
                  <svg:desc>Sheet1.B16:Sheet1.B16</svg:desc>
                </draw:g>
              </table:table-cell>
              <table:table-cell office:value-type="string">
                <text:p>Ideal speedup</text:p>
                <draw:g>
                  <svg:desc>Sheet1.C16:Sheet1.C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.A17:Sheet1.A28</svg:desc>
                </draw:g>
              </table:table-cell>
              <table:table-cell office:value-type="float" office:value="19.8541013255">
                <text:p>19.8541013255</text:p>
                <draw:g>
                  <svg:desc>Sheet1.B17:Sheet1.B28</svg:desc>
                </draw:g>
              </table:table-cell>
              <table:table-cell office:value-type="float" office:value="30">
                <text:p>30</text:p>
                <draw:g>
                  <svg:desc>Sheet1.C17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9.2648777129">
                <text:p>19.2648777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.4229950177">
                <text:p>17.42299501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.4322650675">
                <text:p>15.43226506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.3897738475">
                <text:p>12.38977384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0.5198631716">
                <text:p>10.51986317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.1780910351">
                <text:p>9.17809103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434695922">
                <text:p>8.4346959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.0758387804">
                <text:p>6.07583878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.0493848725">
                <text:p>5.04938487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2.5275473744">
                <text:p>2.5275473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